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45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3.594cm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2.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1.6cm"/>
    </style:style>
    <style:style style:name="gr8" style:family="graphic" style:parent-style-name="standard">
      <style:graphic-properties draw:textarea-horizontal-align="justify" draw:textarea-vertical-align="middle" draw:auto-grow-height="false" fo:min-height="1.262cm" fo:min-width="2.146cm"/>
    </style:style>
    <style:style style:name="gr9" style:family="graphic" style:parent-style-name="standard">
      <style:graphic-properties draw:textarea-horizontal-align="justify" draw:textarea-vertical-align="middle" draw:auto-grow-height="false" fo:min-height="1.388cm" fo:min-width="2.46cm"/>
    </style:style>
    <style:style style:name="gr10" style:family="graphic" style:parent-style-name="standard">
      <style:graphic-properties draw:textarea-horizontal-align="justify" draw:textarea-vertical-align="middle" draw:auto-grow-height="false" fo:min-height="1.59cm" fo:min-width="3.178cm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cm" svg:height="2.7cm" svg:x="6.1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5cm" svg:height="2.4cm" svg:x="6.2cm" svg:y="5.4cm">
          <text:p text:style-name="P1">Pobierz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cm" svg:height="5.4cm" svg:x="6.9cm" svg:y="9.6cm">
          <text:p text:style-name="P1">X &g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6cm" svg:y1="3.7cm" svg:x2="9.45cm" svg:y2="5.4cm" draw:start-shape="id1" draw:start-glue-point="8" draw:end-shape="id2" draw:end-glue-point="5" svg:d="M9600 3700l-150 1700" svg:viewBox="0 0 151 1701">
          <text:p/>
        </draw:connector>
        <draw:connector draw:style-name="gr4" draw:text-style-name="P2" draw:layer="layout" draw:type="line" svg:x1="9.45cm" svg:y1="7.8cm" svg:x2="9.4cm" svg:y2="9.6cm" draw:start-shape="id2" draw:start-glue-point="8" draw:end-shape="id3" svg:d="M9450 7800l-50 1800" svg:viewBox="0 0 51 1801">
          <text:p/>
        </draw:connector>
        <draw:custom-shape draw:style-name="gr5" draw:text-style-name="P1" xml:id="id4" draw:id="id4" draw:layer="layout" svg:width="4cm" svg:height="2.7cm" svg:x="1.8cm" svg:y="17.9cm">
          <text:p text:style-name="P1">Drukuj x”jest większe od”</text:p>
          <text:p text:style-name="P1">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6.9cm" svg:y1="12.3cm" svg:x2="4.3cm" svg:y2="17.9cm" draw:start-shape="id3" draw:start-glue-point="5" draw:end-shape="id4" draw:end-glue-point="4" svg:d="M6900 12300l-2600 5600" svg:viewBox="0 0 2601 5601">
          <text:p text:style-name="P1">Tak</text:p>
        </draw:connector>
        <draw:custom-shape draw:style-name="gr7" draw:text-style-name="P1" xml:id="id5" draw:id="id5" draw:layer="layout" svg:width="4.2cm" svg:height="4.6cm" svg:x="13.1cm" svg:y="14.4cm">
          <text:p text:style-name="P1">x &l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1.9cm" svg:y1="12.3cm" svg:x2="15.2cm" svg:y2="14.4cm" draw:start-shape="id3" draw:start-glue-point="7" draw:end-shape="id5" svg:d="M11900 12300l3300 2100" svg:viewBox="0 0 3301 2101">
          <text:p text:style-name="P1">Nie</text:p>
        </draw:connector>
        <draw:custom-shape draw:style-name="gr8" draw:text-style-name="P1" xml:id="id6" draw:id="id6" draw:layer="layout" svg:width="4.2cm" svg:height="2.4cm" svg:x="8.6cm" svg:y="21.8cm">
          <text:p text:style-name="P1">Drukuj y”jest większe od”</text:p>
          <text:p text:style-name="P1">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7" draw:id="id7" draw:layer="layout" svg:width="4.7cm" svg:height="2.6cm" svg:x="15.4cm" svg:y="21.2cm">
          <text:p text:style-name="P1">Drukuj „liczby są sobie równ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3.1cm" svg:y1="16.7cm" svg:x2="12.8cm" svg:y2="23cm" draw:start-shape="id5" draw:start-glue-point="5" draw:end-shape="id6" svg:d="M13100 16700l-300 6300" svg:viewBox="0 0 301 6301">
          <text:p text:style-name="P1">Tak</text:p>
        </draw:connector>
        <draw:connector draw:style-name="gr6" draw:text-style-name="P2" draw:layer="layout" draw:type="line" svg:x1="17.3cm" svg:y1="16.7cm" svg:x2="17.75cm" svg:y2="21.2cm" draw:start-shape="id5" draw:start-glue-point="7" draw:end-shape="id7" draw:end-glue-point="5" svg:d="M17300 16700l450 4500" svg:viewBox="0 0 451 4501">
          <text:p text:style-name="P1">Nie</text:p>
        </draw:connector>
        <draw:custom-shape draw:style-name="gr10" draw:text-style-name="P1" xml:id="id8" draw:id="id8" draw:layer="layout" svg:width="5.2cm" svg:height="2.6cm" svg:x="7.8cm" svg:y="2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7cm" svg:y1="24.2cm" svg:x2="10.4cm" svg:y2="26cm" draw:start-shape="id6" draw:start-glue-point="8" draw:end-shape="id8" svg:d="M10700 24200l-300 1800" svg:viewBox="0 0 301 1801">
          <text:p/>
        </draw:connector>
        <draw:connector draw:style-name="gr4" draw:text-style-name="P2" draw:layer="layout" draw:type="line" svg:x1="17.162cm" svg:y1="23.8cm" svg:x2="13cm" svg:y2="27.3cm" draw:start-shape="id7" draw:start-glue-point="7" draw:end-shape="id8" svg:d="M17162 23800l-4162 3500" svg:viewBox="0 0 4163 3501">
          <text:p/>
        </draw:connector>
        <draw:connector draw:style-name="gr11" draw:text-style-name="P1" draw:layer="layout" svg:x1="3.8cm" svg:y1="20.6cm" svg:x2="3.8cm" svg:y2="20.6cm" draw:start-shape="id4" draw:start-glue-point="8" draw:end-shape="id4" draw:end-glue-point="8" svg:d="M3800 20600z" svg:viewBox="0 0 1 1">
          <text:p/>
        </draw:connector>
        <draw:connector draw:style-name="gr4" draw:text-style-name="P2" draw:layer="layout" draw:type="line" svg:x1="3.3cm" svg:y1="20.6cm" svg:x2="7.8cm" svg:y2="27.3cm" draw:start-shape="id4" draw:start-glue-point="7" draw:end-shape="id8" draw:end-glue-point="6" svg:d="M3300 20600l4500 6700" svg:viewBox="0 0 4501 6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0.339797076</meta:creation-date>
    <dc:date>2019-09-18T09:18:30.893159666</dc:date>
    <meta:editing-duration>PT15M28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